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Liste freigeben. Beim Freigeben alle Artikel löschen und Korbfarbe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E-Mail an boerse-burgthann wenn sich Benutzer registriert hat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E-Mail an boerse-burgthann wenn Benutzer Liste registriert hat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Hilfe Seite erstell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Über uns Seite erstell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5"/>
          <table:table-cell table:style-name="ce5" office:value-type="string">
            <text:p>Unsicher, ob Korbfarbe gespeichert wurde</text:p>
          </table:table-cell>
          <table:table-cell table:style-name="ce5" office:value-type="string">
            <text:p>Simone</text:p>
          </table:table-cell>
        </table:table-row>
        <table:table-row table:style-name="ro2">
          <table:table-cell table:style-name="ce5"/>
          <table:table-cell table:style-name="ce5" office:value-type="string">
            <text:p>Eigene Schaltfläche 'abmelden'</text:p>
          </table:table-cell>
          <table:table-cell table:style-name="ce5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24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04T17:10:24</dc:date>
    <dc:creator>Pierre Sugar</dc:creator>
    <meta:editing-duration>P11DT23H19M38S</meta:editing-duration>
    <meta:editing-cycles>38</meta:editing-cycles>
    <meta:generator>LibreOffice/3.5$Linux_X86_64 LibreOffice_project/350m1$Build-2</meta:generator>
    <meta:printed-by>Pierre Sugar</meta:printed-by>
    <meta:print-date>2013-07-27T23:41:39</meta:print-date>
    <meta:document-statistic meta:table-count="3" meta:cell-count="99" meta:object-count="0"/>
  </office:meta>
</office:document-meta>
</file>